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/>
    <style:font-face style:name="MS Mincho" svg:font-family="'MS Mincho', 'ＭＳ 明朝'" style:font-family-generic="modern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Source Code Pro Black" svg:font-family="'Source Code Pro Black'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Source Code Pro Black" fo:font-size="14pt" officeooo:rsid="0010d92b" officeooo:paragraph-rsid="0010d92b" style:font-size-asian="14pt" style:font-size-complex="14pt"/>
    </style:style>
    <style:style style:name="P2" style:family="paragraph" style:parent-style-name="Standard">
      <style:text-properties style:font-name="Source Code Pro Black" fo:font-size="14pt" officeooo:paragraph-rsid="0010d92b" style:font-size-asian="14pt" style:font-size-complex="14pt"/>
    </style:style>
    <style:style style:name="P3" style:family="paragraph" style:parent-style-name="Standard">
      <style:paragraph-properties fo:text-indent="0in" style:auto-text-indent="false"/>
      <style:text-properties style:font-name="Source Code Pro Black" fo:font-size="14pt" fo:language="en" fo:country="US" officeooo:paragraph-rsid="0010d92b" style:font-name-asian="MS Mincho" style:font-size-asian="14pt" style:font-size-complex="14pt"/>
    </style:style>
    <style:style style:name="P4" style:family="paragraph" style:parent-style-name="Текст">
      <style:text-properties style:font-name="Source Code Pro Black" fo:font-size="14pt" officeooo:paragraph-rsid="0010d92b" style:font-name-asian="MS Mincho" style:font-size-asian="14pt" style:font-size-complex="14pt"/>
    </style:style>
    <style:style style:name="P5" style:family="paragraph" style:parent-style-name="Текст">
      <style:text-properties style:font-name="Source Code Pro Black" fo:font-size="14pt" officeooo:paragraph-rsid="0010d92b" style:font-size-asian="14pt" style:font-size-complex="14pt"/>
    </style:style>
    <style:style style:name="P6" style:family="paragraph" style:parent-style-name="Текст">
      <style:text-properties style:font-name="Source Code Pro Black" fo:font-size="14pt" fo:language="en" fo:country="US" officeooo:paragraph-rsid="0010d92b" style:font-size-asian="14pt" style:font-size-complex="14pt"/>
    </style:style>
    <style:style style:name="P7" style:family="paragraph" style:parent-style-name="Текст">
      <style:text-properties style:font-name="Source Code Pro Black" fo:font-size="14pt" fo:language="en" fo:country="US" officeooo:paragraph-rsid="0010d92b" style:font-name-asian="Courier New" style:font-size-asian="14pt" style:font-size-complex="14pt"/>
    </style:style>
    <style:style style:name="P8" style:family="paragraph" style:parent-style-name="Текст">
      <style:text-properties style:font-name="Source Code Pro Black" fo:font-size="14pt" fo:language="en" fo:country="US" officeooo:rsid="0010d92b" officeooo:paragraph-rsid="0010d92b" style:font-name-asian="Courier New" style:font-size-asian="14pt" style:font-size-complex="14pt"/>
    </style:style>
    <style:style style:name="P9" style:family="paragraph" style:parent-style-name="Текст">
      <style:text-properties style:font-name="Source Code Pro Black" fo:font-size="14pt" fo:language="en" fo:country="US" officeooo:paragraph-rsid="0010d92b" style:font-name-asian="MS Mincho" style:font-size-asian="14pt" style:font-size-complex="14pt"/>
    </style:style>
    <style:style style:name="P10" style:family="paragraph" style:parent-style-name="Текст">
      <style:text-properties style:font-name="Source Code Pro Black" fo:font-size="14pt" fo:language="en" fo:country="US" officeooo:rsid="0010d92b" officeooo:paragraph-rsid="0010d92b" style:font-name-asian="MS Mincho" style:font-size-asian="14pt" style:font-size-complex="14pt"/>
    </style:style>
    <style:style style:name="P11" style:family="paragraph" style:parent-style-name="Текст">
      <style:paragraph-properties fo:break-before="page"/>
      <style:text-properties style:font-name="Source Code Pro Black" fo:font-size="14pt" fo:language="en" fo:country="US" officeooo:rsid="0010d92b" officeooo:paragraph-rsid="0010d92b" style:font-name-asian="MS Mincho" style:font-size-asian="14pt" style:font-size-complex="14pt"/>
    </style:style>
    <style:style style:name="T1" style:family="text">
      <style:text-properties officeooo:rsid="0010d92b"/>
    </style:style>
    <style:style style:name="T2" style:family="text">
      <style:text-properties style:font-name-asian="Courier New"/>
    </style:style>
    <style:style style:name="T3" style:family="text">
      <style:text-properties style:font-name-asian="MS Mincho"/>
    </style:style>
    <style:style style:name="T4" style:family="text">
      <style:text-properties officeooo:rsid="0010d92b" style:font-name-asian="MS Mincho"/>
    </style:style>
    <style:style style:name="T5" style:family="text">
      <style:text-properties fo:language="en" fo:country="US" style:font-name-asian="MS Mincho"/>
    </style:style>
    <style:style style:name="T6" style:family="text">
      <style:text-properties fo:language="en" fo:country="US" style:font-name-asian="Courier New"/>
    </style:style>
    <style:style style:name="T7" style:family="text">
      <style:text-properties officeooo:rsid="0007b6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айтельсон Антон задача 4</text:p>
      <text:p text:style-name="P2"><text:span text:style-name="T1">1)</text:span><text:span text:style-name="T3">Задача 1.</text:span></text:p>
      <text:p text:style-name="P4"/>
      <text:p text:style-name="P5"><text:span text:style-name="T2"><text:s text:c="9"/></text:span><text:span text:style-name="T5">| <text:s/>0 <text:s text:c="2"/>0.09 0.08 0.07| <text:s text:c="4"/></text:span></text:p>
      <text:p text:style-name="P6"><text:span text:style-name="T2"><text:s text:c="9"/></text:span><text:span text:style-name="T3">| 0.20 0.15 <text:s/>0 <text:s text:c="3"/>0 <text:s/>| <text:s text:c="4"/></text:span></text:p>
      <text:p text:style-name="P6"><text:span text:style-name="T2"><text:s/></text:span><text:span text:style-name="T3">p(a,b) =| 0.06 <text:s/>0 <text:s text:c="2"/>0.05 0.10| <text:s text:c="4"/></text:span></text:p>
      <text:p text:style-name="P6"><text:span text:style-name="T2"><text:s text:c="9"/></text:span><text:span text:style-name="T3">| 0.02 0.04 0.03 0.11| <text:s text:c="4"/></text:span></text:p>
      <text:p text:style-name="P7"><text:s text:c="35"/></text:p>
      <text:p text:style-name="P7">Энтропия матрицы<text:span text:style-name="T1">(А и Б)</text:span>:</text:p>
      <text:p text:style-name="P7">H<text:span text:style-name="T1">(P)</text:span> = <text:s/>3.340156 бит</text:p>
      <text:p text:style-name="P7">Энтропия независимого <text:span text:style-name="T1">(А)</text:span>:</text:p>
      <text:p text:style-name="P7">H<text:span text:style-name="T1">(A)</text:span> = <text:s/>1.961444 бит</text:p>
      <text:p text:style-name="P7">Энтропия независимого <text:span text:style-name="T1">(B)</text:span>:</text:p>
      <text:p text:style-name="P7">H<text:span text:style-name="T1">(B)</text:span> = <text:s/>1.965678 бит</text:p>
      <text:p text:style-name="P7">Энтропия зависимого <text:span text:style-name="T1">(А)</text:span>:</text:p>
      <text:p text:style-name="P7">H<text:span text:style-name="T1">(</text:span>A<text:span text:style-name="T1">\</text:span>B<text:span text:style-name="T1">)</text:span> = <text:s/>1.374478 бит</text:p>
      <text:p text:style-name="P7">Энтропия зависимого <text:span text:style-name="T1">(</text:span>B<text:span text:style-name="T1">)</text:span>:</text:p>
      <text:p text:style-name="P7">H<text:span text:style-name="T1">(B\A)</text:span> = <text:s/>1.378712 бит</text:p>
      <text:p text:style-name="P7"/>
      <text:p text:style-name="P7"><text:span text:style-name="T1">2) </text:span><text:span text:style-name="T4">Задача 2.</text:span></text:p>
      <text:p text:style-name="P9"/>
      <text:p text:style-name="P6"><text:span text:style-name="T2"><text:s text:c="9"/></text:span><text:span text:style-name="T3">| 0.33 0.22 0.22 0.23 | <text:s text:c="8"/></text:span></text:p>
      <text:p text:style-name="P5"><text:span text:style-name="T6"><text:s text:c="9"/></text:span><text:span text:style-name="T5">| 0.51 0.14 0.15 0.20 | <text:s text:c="8"/></text:span></text:p>
      <text:p text:style-name="P6"><text:span text:style-name="T2"><text:s/></text:span><text:span text:style-name="T3">p(b/a)= | 0.26 0.30 0.21 0.23 | <text:s text:c="6"/></text:span></text:p>
      <text:p text:style-name="P6"><text:span text:style-name="T2"><text:s text:c="9"/></text:span><text:span text:style-name="T3">| 0.35 0.31 0.28 0.06 | <text:s text:c="6"/></text:span></text:p>
      <text:p text:style-name="P7"><text:s text:c="39"/></text:p>
      <text:p text:style-name="P6"><text:span text:style-name="T2"><text:s text:c="2"/></text:span><text:span text:style-name="T3">p(a1) = 0.33 <text:s text:c="2"/>p(a2) = 0.23 <text:s text:c="2"/></text:span></text:p>
      <text:p text:style-name="P8"><text:s text:c="2"/><text:span text:style-name="T3">p(a3) = 0.25 <text:s text:c="2"/>p(a4) = 0.19</text:span></text:p>
      <text:p text:style-name="P8"><text:span text:style-name="T3"/></text:p>
      <text:p text:style-name="P10">Энтропия матрицы (А и Б):</text:p>
      <text:p text:style-name="P10">H(P) = <text:s/>3.870456 бит</text:p>
      <text:p text:style-name="P10">Энтропия независимого А:</text:p>
      <text:p text:style-name="P10">H(A) = <text:s/>1.970717 бит</text:p>
      <text:p text:style-name="P10">Энтропия независимого Б:</text:p>
      <text:p text:style-name="P10">H(B) = <text:s/>1.954909 бит</text:p>
      <text:p text:style-name="P10">Энтропия зависимого А:</text:p>
      <text:p text:style-name="P10">H(A\B) = <text:s/>1.915547 бит</text:p>
      <text:p text:style-name="P10"/>
      <text:p text:style-name="P11">Энтропия зависимого Б:</text:p>
      <text:p text:style-name="P10">H(B\A) = <text:s/>1.899739 бит</text:p>
      <text:p text:style-name="P8"><text:span text:style-name="T3"/></text:p>
      <text:p text:style-name="P8"><text:span text:style-name="T3">3)Задача 3.</text:span></text:p>
      <text:p text:style-name="P9"/>
      <text:p text:style-name="P5"><text:span text:style-name="T6"><text:s text:c="9"/></text:span><text:span text:style-name="T5">| 0.33 0.15 0.26 0.51 | <text:s text:c="4"/></text:span></text:p>
      <text:p text:style-name="P5"><text:span text:style-name="T6"><text:s text:c="9"/></text:span><text:span text:style-name="T5">| 0.22 0.55 0.30 0.14 | <text:s text:c="4"/></text:span></text:p>
      <text:p text:style-name="P5"><text:span text:style-name="T6"><text:s/></text:span><text:span text:style-name="T5">p(a/b) =| 0.22 0.15 0.21 0.06 | <text:s text:c="4"/></text:span></text:p>
      <text:p text:style-name="P5"><text:span text:style-name="T6"><text:s text:c="9"/></text:span><text:span text:style-name="T5">| 0.23 0.15 0.23 0.29 | <text:s text:c="4"/></text:span></text:p>
      <text:p text:style-name="P7"><text:s text:c="33"/></text:p>
      <text:p text:style-name="P7"><text:s text:c="7"/></text:p>
      <text:p text:style-name="P6"><text:span text:style-name="T2"><text:s text:c="2"/></text:span><text:span text:style-name="T3">p(b1) = 0.30 <text:s text:c="2"/>p(b2) = 0.20 <text:s text:c="2"/></text:span></text:p>
      <text:p text:style-name="P8"><text:s text:c="2"/><text:span text:style-name="T3">p(b3) = 0.25 <text:s text:c="2"/>p(b4) = 0.25</text:span></text:p>
      <text:p text:style-name="P8"><text:span text:style-name="T3"/></text:p>
      <text:p text:style-name="P3">Энтропия матрицы <text:span text:style-name="T7">(</text:span>A и B<text:span text:style-name="T7">)</text:span>:</text:p>
      <text:p text:style-name="P3">H<text:span text:style-name="T1">(</text:span>P<text:span text:style-name="T1">)</text:span> = <text:s/>3.829879 бит</text:p>
      <text:p text:style-name="P3">Энтропия независимого <text:span text:style-name="T7">(</text:span>A<text:span text:style-name="T7">)</text:span>:</text:p>
      <text:p text:style-name="P3">H<text:span text:style-name="T1">(</text:span>A<text:span text:style-name="T1">)</text:span> = <text:s/>1.956975 бит</text:p>
      <text:p text:style-name="P3">Энтропия независимого <text:span text:style-name="T7">(</text:span>B<text:span text:style-name="T7">)</text:span>:</text:p>
      <text:p text:style-name="P3">H<text:span text:style-name="T1">(</text:span>B<text:span text:style-name="T1">)</text:span> = <text:s/>1.985475 бит</text:p>
      <text:p text:style-name="P3">Энтропия зависимого <text:span text:style-name="T7">(</text:span>A<text:span text:style-name="T7">)</text:span>:</text:p>
      <text:p text:style-name="P3">H<text:span text:style-name="T1">(</text:span>A<text:span text:style-name="T1">\</text:span>B<text:span text:style-name="T1">)</text:span> = <text:s/>1.844404 бит</text:p>
      <text:p text:style-name="P3">Энтропия зависимого <text:span text:style-name="T7">(</text:span>B<text:span text:style-name="T7">)</text:span>:</text:p>
      <text:p text:style-name="P3">H<text:span text:style-name="T1">(</text:span>B<text:span text:style-name="T1">\</text:span>A<text:span text:style-name="T1">)</text:span> = <text:s/>1.872905 бит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/>
    <style:font-face style:name="MS Mincho" svg:font-family="'MS Mincho', 'ＭＳ 明朝'" style:font-family-generic="modern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Source Code Pro Black" svg:font-family="'Source Code Pro Black'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Текст" style:family="paragraph" style:parent-style-name="Standard">
      <style:paragraph-properties fo:margin-left="0in" fo:margin-right="0in" fo:line-height="100%" fo:text-indent="0in" style:auto-text-indent="false"/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3T08:56:06.903713766</meta:creation-date>
    <dc:date>2023-10-03T09:19:26.374596483</dc:date>
    <meta:editing-duration>PT21M36S</meta:editing-duration>
    <meta:editing-cycles>2</meta:editing-cycles>
    <meta:generator>LibreOffice/7.6.2.1$Linux_X86_64 LibreOffice_project/60$Build-1</meta:generator>
    <meta:print-date>2023-10-03T09:17:26.931380397</meta:print-date>
    <meta:printed-by>PDF files</meta:printed-by>
    <meta:document-statistic meta:table-count="0" meta:image-count="0" meta:object-count="0" meta:page-count="2" meta:paragraph-count="54" meta:word-count="217" meta:character-count="1425" meta:non-whitespace-character-count="940"/>
  </office:meta>
</office:document-meta>
</file>